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loext:graphic-properties draw:fill="none"/>
      <style:paragraph-properties fo:margin-left="-0.5in" fo:margin-right="0in" fo:margin-top="0.139in" fo:margin-bottom="0.0835in" style:contextual-spacing="false" fo:text-indent="0in" style:auto-text-indent="false" fo:background-color="transparent" fo:keep-with-next="always"/>
    </style:style>
    <style:style style:name="P2" style:family="paragraph" style:parent-style-name="Heading_20_3">
      <loext:graphic-properties draw:fill="none"/>
      <style:paragraph-properties fo:margin-left="-0.5in" fo:margin-right="0in" fo:text-indent="0in" style:auto-text-indent="false" fo:background-color="transparent"/>
    </style:style>
    <style:style style:name="P3" style:family="paragraph" style:parent-style-name="Heading_20_2" style:master-page-name="">
      <loext:graphic-properties draw:fill="none"/>
      <style:paragraph-properties fo:margin-left="-0.5in" fo:margin-right="-0.4366in" fo:text-indent="0in" style:auto-text-indent="false" style:page-number="auto" fo:background-color="transparent"/>
    </style:style>
    <style:style style:name="P4" style:family="paragraph" style:parent-style-name="Heading_20_3" style:master-page-name="">
      <loext:graphic-properties draw:fill="none"/>
      <style:paragraph-properties fo:margin-left="-0.5in" fo:margin-right="-0.4366in" fo:text-indent="0in" style:auto-text-indent="false" style:page-number="auto" fo:background-color="transparent"/>
    </style:style>
    <style:style style:name="P5" style:family="paragraph" style:parent-style-name="Heading_20_3">
      <loext:graphic-properties draw:fill="none"/>
      <style:paragraph-properties fo:margin-left="-0.5in" fo:margin-right="-0.4366in" fo:text-indent="0in" style:auto-text-indent="false" fo:background-color="transparent"/>
    </style:style>
    <style:style style:name="P6" style:family="paragraph" style:parent-style-name="Text_20_body">
      <loext:graphic-properties draw:fill="none"/>
      <style:paragraph-properties fo:margin-left="-0.5in" fo:margin-right="-0.4366in" fo:text-indent="0in" style:auto-text-indent="false" fo:background-color="transparent"/>
    </style:style>
    <style:style style:name="P7" style:family="paragraph" style:parent-style-name="Heading_20_2" style:master-page-name="">
      <loext:graphic-properties draw:fill="none"/>
      <style:paragraph-properties fo:margin-left="-0.5in" fo:margin-right="-0.5in" fo:text-indent="0in" style:auto-text-indent="false" style:page-number="auto" fo:background-color="transparent"/>
    </style:style>
    <style:style style:name="P8" style:family="paragraph" style:parent-style-name="Heading_20_3" style:master-page-name="">
      <loext:graphic-properties draw:fill="none"/>
      <style:paragraph-properties fo:margin-left="-0.5in" fo:margin-right="-0.5in" fo:text-indent="0in" style:auto-text-indent="false" style:page-number="auto" fo:background-color="transparent"/>
    </style:style>
    <style:style style:name="P9" style:family="paragraph" style:parent-style-name="Heading_20_2">
      <loext:graphic-properties draw:fill="none"/>
      <style:paragraph-properties fo:margin-left="-0.5in" fo:margin-right="-0.5in" fo:text-indent="0in" style:auto-text-indent="false" fo:background-color="transparent"/>
    </style:style>
    <style:style style:name="P10" style:family="paragraph" style:parent-style-name="Heading_20_3">
      <loext:graphic-properties draw:fill="none"/>
      <style:paragraph-properties fo:margin-left="-0.5in" fo:margin-right="-0.5in" fo:text-indent="0in" style:auto-text-indent="false" fo:background-color="transparent"/>
    </style:style>
    <style:style style:name="P11" style:family="paragraph" style:parent-style-name="Text_20_body">
      <loext:graphic-properties draw:fill="none"/>
      <style:paragraph-properties fo:margin-left="-0.5in" fo:margin-right="-0.5in" fo:text-indent="0in" style:auto-text-indent="false" fo:background-color="transparent"/>
    </style:style>
    <style:style style:name="P12" style:family="paragraph" style:parent-style-name="Text_20_body" style:master-page-name="">
      <loext:graphic-properties draw:fill="none"/>
      <style:paragraph-properties fo:margin-left="-0.5in" fo:margin-right="0in" fo:margin-top="0in" fo:margin-bottom="0.0972in" style:contextual-spacing="false" fo:line-height="100%" fo:text-indent="0in" style:auto-text-indent="false" style:page-number="auto" fo:background-color="transparent"/>
    </style:style>
    <style:style style:name="P13" style:family="paragraph" style:parent-style-name="Text_20_body" style:master-page-name="">
      <loext:graphic-properties draw:fill="none"/>
      <style:paragraph-properties fo:margin-left="-0.5in" fo:margin-right="-0.4366in" fo:margin-top="0in" fo:margin-bottom="0.0972in" style:contextual-spacing="false" fo:line-height="115%" fo:text-indent="0in" style:auto-text-indent="false" style:page-number="auto" fo:background-color="transparent"/>
    </style:style>
    <style:style style:name="P14" style:family="paragraph" style:parent-style-name="Text_20_body">
      <loext:graphic-properties draw:fill="none"/>
      <style:paragraph-properties fo:margin-left="-0.5in" fo:margin-right="0in" fo:text-indent="0in" style:auto-text-indent="false" fo:background-color="transparent"/>
      <style:text-properties officeooo:paragraph-rsid="000f2ac4"/>
    </style:style>
    <style:style style:name="P15" style:family="paragraph" style:parent-style-name="Text_20_body" style:list-style-name="L1">
      <loext:graphic-properties draw:fill="none"/>
      <style:paragraph-properties fo:margin-left="-0.5in" fo:margin-right="-0.4366in" fo:margin-top="0in" fo:margin-bottom="0.0181in" style:contextual-spacing="false" fo:line-height="100%" fo:text-indent="0in" style:auto-text-indent="false" fo:background-color="transparent"/>
    </style:style>
    <style:style style:name="P16" style:family="paragraph" style:parent-style-name="Text_20_body" style:list-style-name="L2">
      <loext:graphic-properties draw:fill="none"/>
      <style:paragraph-properties fo:margin-left="-0.5in" fo:margin-right="-0.4366in" fo:margin-top="0in" fo:margin-bottom="0.0181in" style:contextual-spacing="false" fo:line-height="100%" fo:text-indent="0in" style:auto-text-indent="false" fo:background-color="transparent"/>
    </style:style>
    <style:style style:name="P17" style:family="paragraph" style:parent-style-name="Text_20_body" style:list-style-name="L2">
      <loext:graphic-properties draw:fill="none"/>
      <style:paragraph-properties fo:margin-left="-0.5in" fo:margin-right="-0.4366in" fo:margin-top="0in" fo:margin-bottom="0.0181in" style:contextual-spacing="false" fo:line-height="100%" fo:text-indent="0in" style:auto-text-indent="false" fo:background-color="transparent"/>
      <style:text-properties officeooo:paragraph-rsid="0015304c"/>
    </style:style>
    <style:style style:name="P18" style:family="paragraph" style:parent-style-name="Text_20_body" style:list-style-name="L3">
      <loext:graphic-properties draw:fill="none"/>
      <style:paragraph-properties fo:margin-left="-0.5in" fo:margin-right="-0.4366in" fo:margin-top="0in" fo:margin-bottom="0.0181in" style:contextual-spacing="false" fo:line-height="100%" fo:text-indent="0in" style:auto-text-indent="false" fo:background-color="transparent"/>
    </style:style>
    <style:style style:name="P19" style:family="paragraph" style:parent-style-name="Text_20_body" style:list-style-name="L4" style:master-page-name="">
      <loext:graphic-properties draw:fill="none"/>
      <style:paragraph-properties fo:margin-left="-0.5in" fo:margin-right="-0.5in" fo:margin-top="0in" fo:margin-bottom="0.0181in" style:contextual-spacing="false" fo:line-height="100%" fo:text-indent="0in" style:auto-text-indent="false" style:page-number="auto" fo:background-color="transparent"/>
    </style:style>
    <style:style style:name="P20" style:family="paragraph" style:parent-style-name="Text_20_body" style:list-style-name="L4">
      <loext:graphic-properties draw:fill="none"/>
      <style:paragraph-properties fo:margin-left="-0.5in" fo:margin-right="-0.5in" fo:margin-top="0in" fo:margin-bottom="0.0181in" style:contextual-spacing="false" fo:line-height="100%" fo:text-indent="0in" style:auto-text-indent="false" fo:background-color="transparent"/>
    </style:style>
    <style:style style:name="P21" style:family="paragraph" style:parent-style-name="Text_20_body" style:list-style-name="L4">
      <loext:graphic-properties draw:fill="none"/>
      <style:paragraph-properties fo:margin-left="-0.5in" fo:margin-right="0in" fo:margin-top="0in" fo:margin-bottom="0.0181in" style:contextual-spacing="false" fo:line-height="100%" fo:text-indent="0in" style:auto-text-indent="false" fo:background-color="transparent"/>
      <style:text-properties officeooo:paragraph-rsid="000f2ac4"/>
    </style:style>
    <style:style style:name="P22" style:family="paragraph" style:parent-style-name="Text_20_body" style:list-style-name="L5">
      <loext:graphic-properties draw:fill="none"/>
      <style:paragraph-properties fo:margin-left="-0.5in" fo:margin-right="-0.5in" fo:margin-top="0in" fo:margin-bottom="0.0181in" style:contextual-spacing="false" fo:line-height="100%" fo:text-indent="0in" style:auto-text-indent="false" fo:background-color="transparent"/>
    </style:style>
    <style:style style:name="P23" style:family="paragraph" style:parent-style-name="Text_20_body" style:list-style-name="L6">
      <loext:graphic-properties draw:fill="none"/>
      <style:paragraph-properties fo:margin-left="-0.5in" fo:margin-right="-0.5in" fo:margin-top="0in" fo:margin-bottom="0.0181in" style:contextual-spacing="false" fo:line-height="100%" fo:text-indent="0in" style:auto-text-indent="false" fo:background-color="transparent"/>
    </style:style>
    <style:style style:name="P24" style:family="paragraph" style:parent-style-name="Text_20_body" style:list-style-name="L7">
      <loext:graphic-properties draw:fill="none"/>
      <style:paragraph-properties fo:margin-left="-0.5in" fo:margin-right="-0.5in" fo:margin-top="0in" fo:margin-bottom="0.0181in" style:contextual-spacing="false" fo:line-height="100%" fo:text-indent="0in" style:auto-text-indent="false" fo:background-color="transparent"/>
    </style:style>
    <style:style style:name="P25" style:family="paragraph" style:parent-style-name="Text_20_body" style:list-style-name="L8">
      <loext:graphic-properties draw:fill="none"/>
      <style:paragraph-properties fo:margin-left="-0.5in" fo:margin-right="-0.5in" fo:margin-top="0in" fo:margin-bottom="0.0181in" style:contextual-spacing="false" fo:line-height="100%" fo:text-indent="0in" style:auto-text-indent="false" fo:background-color="transparent"/>
    </style:style>
    <style:style style:name="P26" style:family="paragraph" style:parent-style-name="Text_20_body" style:list-style-name="L9">
      <loext:graphic-properties draw:fill="none"/>
      <style:paragraph-properties fo:margin-left="-0.5in" fo:margin-right="-0.5in" fo:margin-top="0in" fo:margin-bottom="0.0575in" style:contextual-spacing="false" fo:line-height="100%" fo:text-indent="0in" style:auto-text-indent="false" fo:background-color="transparent"/>
    </style:style>
    <style:style style:name="P27" style:family="paragraph" style:parent-style-name="Text_20_body" style:list-style-name="L10">
      <loext:graphic-properties draw:fill="none"/>
      <style:paragraph-properties fo:margin-left="-0.5in" fo:margin-right="-0.5in" fo:margin-top="0in" fo:margin-bottom="0.0575in" style:contextual-spacing="false" fo:line-height="100%" fo:text-indent="0in" style:auto-text-indent="false" fo:background-color="transparent"/>
    </style:style>
    <style:style style:name="P28" style:family="paragraph" style:parent-style-name="Text_20_body" style:list-style-name="L11">
      <loext:graphic-properties draw:fill="none"/>
      <style:paragraph-properties fo:margin-left="-0.5in" fo:margin-right="-0.5in" fo:margin-top="0in" fo:margin-bottom="0.0575in" style:contextual-spacing="false" fo:line-height="100%" fo:text-indent="0in" style:auto-text-indent="false" fo:background-color="transparent"/>
    </style:style>
    <style:style style:name="P29" style:family="paragraph" style:parent-style-name="Text_20_body" style:list-style-name="L12">
      <loext:graphic-properties draw:fill="none"/>
      <style:paragraph-properties fo:margin-left="-0.5in" fo:margin-right="-0.5in" fo:margin-top="0in" fo:margin-bottom="0.0181in" style:contextual-spacing="false" fo:line-height="100%" fo:text-indent="0in" style:auto-text-indent="false" fo:background-color="transparen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officeooo:rsid="000f0e9a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2574d"/>
    </style:style>
    <style:style style:name="T6" style:family="text">
      <style:text-properties officeooo:rsid="0012eb29"/>
    </style:style>
    <style:style style:name="T7" style:family="text">
      <style:text-properties officeooo:rsid="0013a6b9"/>
    </style:style>
    <style:style style:name="T8" style:family="text">
      <style:text-properties officeooo:rsid="0013e1e4"/>
    </style:style>
    <style:style style:name="T9" style:family="text">
      <style:text-properties officeooo:rsid="0015304c"/>
    </style:style>
    <style:style style:name="T10" style:family="text">
      <style:text-properties officeooo:rsid="0017118a"/>
    </style:style>
    <style:style style:name="T11" style:family="text">
      <style:text-properties officeooo:rsid="001860b2"/>
    </style:style>
    <style:style style:name="T12" style:family="text">
      <style:text-properties officeooo:rsid="001c6fa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Strong_20_Emphasis">Benjamin Toll</text:span><text:line-break/>Princeton, MA<text:line-break/><text:a xlink:type="simple" xlink:href="mailto:ben.toll.works@gmail.com" text:style-name="Internet_20_link" text:visited-style-name="Visited_20_Internet_20_Link">ben.toll.works@gmail.com</text:a> | <text:a xlink:type="simple" xlink:href="https://benjamintoll.com/" text:style-name="Internet_20_link" text:visited-style-name="Visited_20_Internet_20_Link">benjamintoll.com</text:a> | <text:a xlink:type="simple" xlink:href="https://github.com/btoll" text:style-name="Internet_20_link" text:visited-style-name="Visited_20_Internet_20_Link">github.com/btoll</text:a></text:p>
      <text:h text:style-name="P1" text:outline-level="2"><text:span text:style-name="Strong_20_Emphasis"><text:span text:style-name="T1">Professional Summary</text:span></text:span></text:h>
      <text:p text:style-name="P13">Experienced Software Engineer with a strong background in full-stack development, cloud computing, and automation. Adept at designing and building scalable applications, optimizing system performance, and implementing security best practices. Passionate about problem-solving, collaborating with cross-functional teams, and mentoring junior engineers.</text:p>
      <text:h text:style-name="P3" text:outline-level="2"><text:span text:style-name="Strong_20_Emphasis"><text:span text:style-name="T1">Technical Skills</text:span></text:span></text:h>
      <text:list text:style-name="L1">
        <text:list-item>
          <text:p text:style-name="P15"><text:span text:style-name="Strong_20_Emphasis">Languages:</text:span> Go, Python, <text:span text:style-name="T8">C, </text:span>JavaScript, Ruby, Bash</text:p>
        </text:list-item>
        <text:list-item>
          <text:p text:style-name="P15"><text:span text:style-name="Strong_20_Emphasis">Frameworks &amp; Libraries:</text:span> React, Node.js, Django, Express, <text:span text:style-name="T10">Ginkgo</text:span></text:p>
        </text:list-item>
        <text:list-item>
          <text:p text:style-name="P15"><text:span text:style-name="Strong_20_Emphasis">Databases:</text:span> PostgreSQL, MySQL, MongoDB, Redis</text:p>
        </text:list-item>
        <text:list-item>
          <text:p text:style-name="P15"><text:span text:style-name="Strong_20_Emphasis">Cloud &amp; DevOps:</text:span> Kubernetes, <text:span text:style-name="T7">OpenShift, </text:span><text:span text:style-name="T10">Prow, </text:span><text:span text:style-name="T7">Podman, </text:span>Docker, AWS, Terraform, Ansible, CI/CD, <text:span text:style-name="T11">GitOps</text:span></text:p>
        </text:list-item>
        <text:list-item>
          <text:p text:style-name="P15"><text:span text:style-name="Strong_20_Emphasis">Tools &amp; Platforms:</text:span> Git, GitHub, GitLab, Jira, Jenkins</text:p>
        </text:list-item>
      </text:list>
      <text:h text:style-name="P3" text:outline-level="2"><text:span text:style-name="Strong_20_Emphasis"><text:span text:style-name="T1">Professional Experience</text:span></text:span></text:h>
      <text:h text:style-name="P5" text:outline-level="3"><text:span text:style-name="Strong_20_Emphasis"><text:span text:style-name="T2">Red Hat</text:span></text:span></text:h>
      <text:p text:style-name="P6"><text:span text:style-name="Emphasis"><text:span text:style-name="T5">Site Reliability Engineer </text:span></text:span><text:span text:style-name="Emphasis"><text:span text:style-name="T6">and Technical </text:span></text:span><text:span text:style-name="Emphasis"><text:span text:style-name="T5">Lead</text:span></text:span> | <text:span text:style-name="Emphasis">October 2024 – Present</text:span></text:p>
      <text:list xml:id="list3966055884" text:style-name="L2">
        <text:list-item>
          <text:p text:style-name="P16">Technical lead for both onshore and offshore teams. Duties include identifying, defining and assigning work tickets to team members, troubleshooting and unblocking team members, <text:span text:style-name="T10">performing </text:span>code reviews <text:span text:style-name="T10">and </text:span><text:span text:style-name="T12">making sure the trains run on time</text:span>.</text:p>
        </text:list-item>
        <text:list-item>
          <text:p text:style-name="P17">Develop and maintain software solutions for OpenShift clusters (ROSA) using Go and Shell scripts.</text:p>
        </text:list-item>
        <text:list-item>
          <text:p text:style-name="P16"><text:span text:style-name="T10">M</text:span>entor junior developers.</text:p>
        </text:list-item>
        <text:list-item>
          <text:p text:style-name="P16">Improve system performance and API functionality through robust <text:span text:style-name="T9">tooling, </text:span>testing and optimization.</text:p>
        </text:list-item>
      </text:list>
      <text:h text:style-name="P4" text:outline-level="3"><text:span text:style-name="Strong_20_Emphasis"><text:span text:style-name="T2">Veriforce</text:span></text:span></text:h>
      <text:p text:style-name="P6"><text:span text:style-name="Emphasis"><text:span text:style-name="T5">Principal DevOps</text:span></text:span><text:span text:style-name="Emphasis"> Engineer</text:span> | <text:span text:style-name="Emphasis">December 2023 – October 2024</text:span></text:p>
      <text:list text:style-name="L3">
        <text:list-item>
          <text:p text:style-name="P18">Spearheaded the transition to GitOps for Kubernetes cluster management.</text:p>
        </text:list-item>
        <text:list-item>
          <text:p text:style-name="P18">Designed scalable software architectures using Kubernetes, Docker, and Ansible.</text:p>
        </text:list-item>
        <text:list-item>
          <text:p text:style-name="P18">Conducted research, technical demos, and mentorship programs to enhance team skills.</text:p>
        </text:list-item>
      </text:list>
      <text:h text:style-name="P2" text:outline-level="3"><text:span text:style-name="Strong_20_Emphasis"><text:span text:style-name="T2">Taos/IBM</text:span></text:span></text:h>
      <text:p text:style-name="P14"><text:span text:style-name="Emphasis"><text:span text:style-name="T5">Senior </text:span></text:span><text:span text:style-name="Emphasis">Software </text:span><text:span text:style-name="Emphasis"><text:span text:style-name="T5">and DevOps </text:span></text:span><text:span text:style-name="Emphasis">Engineer</text:span> | <text:span text:style-name="Emphasis">June 2021 – October 2022</text:span></text:p>
      <text:list text:style-name="L4">
        <text:list-item>
          <text:p text:style-name="P19">Improved application security by enforcing Kubernetes best practices and vulnerability scanning.</text:p>
        </text:list-item>
        <text:list-item>
          <text:p text:style-name="P21">Developed automation tools in Go, Python, and Ruby to streamline DevOps workflows.</text:p>
        </text:list-item>
        <text:list-item>
          <text:p text:style-name="P20">Managed AWS services (S3, EC2, EKS, IAM) and Infrastructure as Code with Terraform and Ansible.</text:p>
        </text:list-item>
      </text:list>
      <text:h text:style-name="P8" text:outline-level="3"><text:span text:style-name="Strong_20_Emphasis"><text:span text:style-name="T2">Algorand</text:span></text:span></text:h>
      <text:p text:style-name="P11"><text:span text:style-name="Emphasis">Software </text:span><text:span text:style-name="Emphasis"><text:span text:style-name="T5">DevOps </text:span></text:span><text:span text:style-name="Emphasis">Engineer</text:span> | <text:span text:style-name="Emphasis">November 2019 – February 2021</text:span></text:p>
      <text:list text:style-name="L5">
        <text:list-item>
          <text:p text:style-name="P22"><text:soft-page-break/>Developed and optimized CI/CD pipelines using Kubernetes and Jenkins.</text:p>
        </text:list-item>
        <text:list-item>
          <text:p text:style-name="P22">Built scalable backend services in Python and Go.</text:p>
        </text:list-item>
        <text:list-item>
          <text:p text:style-name="P22">Conducted code reviews and enhanced security measures in application deployments.</text:p>
        </text:list-item>
      </text:list>
      <text:h text:style-name="P8" text:outline-level="3"><text:span text:style-name="Strong_20_Emphasis"><text:span text:style-name="T2">Consultant</text:span></text:span></text:h>
      <text:p text:style-name="P11"><text:span text:style-name="Emphasis">Software Engineer</text:span> | <text:span text:style-name="Emphasis">January 2016 – October 2022</text:span></text:p>
      <text:list text:style-name="L6">
        <text:list-item>
          <text:p text:style-name="P23">Designed and developed full-stack applications with JavaScript (React), Elm, and Go.</text:p>
        </text:list-item>
        <text:list-item>
          <text:p text:style-name="P23">Optimized database performance and caching strategies with Redis and Memcached.</text:p>
        </text:list-item>
        <text:list-item>
          <text:p text:style-name="P23">Performed security audits and penetration testing to enhance system resilience.</text:p>
        </text:list-item>
      </text:list>
      <text:h text:style-name="P10" text:outline-level="3"><text:span text:style-name="Strong_20_Emphasis"><text:span text:style-name="T2">Sencha Inc</text:span></text:span></text:h>
      <text:p text:style-name="P11"><text:span text:style-name="Emphasis">Software Engineer</text:span> | <text:span text:style-name="Emphasis">May 2013 – December 2015</text:span></text:p>
      <text:list text:style-name="L7">
        <text:list-item>
          <text:p text:style-name="P24">Maintained and improved the Ext framework, developing new features and resolving critical bugs.</text:p>
        </text:list-item>
        <text:list-item>
          <text:p text:style-name="P24">Designed and implemented a revamped gridfilters API for Sencha 5.</text:p>
        </text:list-item>
        <text:list-item>
          <text:p text:style-name="P24">Contributed to internal tooling and developer productivity enhancements.</text:p>
        </text:list-item>
      </text:list>
      <text:h text:style-name="P8" text:outline-level="3"><text:span text:style-name="Strong_20_Emphasis"><text:span text:style-name="T2">Yahoo!</text:span></text:span></text:h>
      <text:p text:style-name="P11"><text:span text:style-name="Emphasis">Software Engineer</text:span> | <text:span text:style-name="Emphasis">November 2009 – May 2011</text:span></text:p>
      <text:list text:style-name="L8">
        <text:list-item>
          <text:p text:style-name="P25">Developed and maintained JavaScript applications for Yahoo’s Connected TV platform.</text:p>
        </text:list-item>
        <text:list-item>
          <text:p text:style-name="P25">Principal maintainer for high-profile applications like eBay, NFL, and Yahoo TV.</text:p>
        </text:list-item>
      </text:list>
      <text:h text:style-name="P10" text:outline-level="3"><text:span text:style-name="Strong_20_Emphasis"><text:span text:style-name="T2">GoDaddy</text:span></text:span></text:h>
      <text:p text:style-name="P11"><text:span text:style-name="Emphasis">Software Engineer</text:span> | <text:span text:style-name="Emphasis">January 2009 – November 2009</text:span></text:p>
      <text:list text:style-name="L9">
        <text:list-item>
          <text:p text:style-name="P26">Led frontend development for the eCommerce team, optimizing UI/UX for customer engagement.</text:p>
        </text:list-item>
      </text:list>
      <text:h text:style-name="P7" text:outline-level="2"><text:span text:style-name="Strong_20_Emphasis"><text:span text:style-name="T1">Education</text:span></text:span></text:h>
      <text:p text:style-name="P11"><text:span text:style-name="Strong_20_Emphasis">University of New Mexico</text:span><text:line-break/><text:span text:style-name="Emphasis">BA, History</text:span> | <text:span text:style-name="Emphasis">1996 - 1999</text:span></text:p>
      <text:list text:style-name="L10">
        <text:list-item>
          <text:p text:style-name="P27"><text:span text:style-name="Strong_20_Emphasis">Honors:</text:span> Summa Cum Laude, Phi Beta Kappa, Phi Alpha Theta</text:p>
        </text:list-item>
      </text:list>
      <text:h text:style-name="P7" text:outline-level="2"><text:span text:style-name="Strong_20_Emphasis"><text:span text:style-name="T1">Certifications</text:span></text:span></text:h>
      <text:list text:style-name="L11">
        <text:list-item>
          <text:p text:style-name="P28"><text:span text:style-name="Strong_20_Emphasis"><text:span text:style-name="T4">Certified Kubernetes Administrator (CKA)</text:span></text:span></text:p>
        </text:list-item>
        <text:list-item>
          <text:p text:style-name="P28"><text:span text:style-name="Strong_20_Emphasis"><text:span text:style-name="T4">Linux Essentials (LE-1) – Linux Professional Institute</text:span></text:span></text:p>
        </text:list-item>
        <text:list-item>
          <text:p text:style-name="P28"><text:span text:style-name="Strong_20_Emphasis"><text:span text:style-name="T4">Kubernetes and Cloud Native Associate – The Linux Foundation</text:span></text:span></text:p>
        </text:list-item>
      </text:list>
      <text:h text:style-name="P9" text:outline-level="2"><text:span text:style-name="Strong_20_Emphasis"><text:span text:style-name="T1">Languages</text:span></text:span></text:h>
      <text:list text:style-name="L12">
        <text:list-item>
          <text:p text:style-name="P29">English (<text:span text:style-name="T3">Native/</text:span>Fluent)</text:p>
        </text:list-item>
        <text:list-item>
          <text:p text:style-name="P29">Italian (Conversational)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9T22:10:01.464755120</meta:creation-date>
    <dc:date>2025-08-20T23:18:04.949080417</dc:date>
    <meta:editing-duration>PT29M24S</meta:editing-duration>
    <meta:editing-cycles>19</meta:editing-cycles>
    <meta:generator>LibreOffice/7.4.7.2$Linux_X86_64 LibreOffice_project/40$Build-2</meta:generator>
    <meta:document-statistic meta:table-count="0" meta:image-count="0" meta:object-count="0" meta:page-count="2" meta:paragraph-count="58" meta:word-count="501" meta:character-count="3564" meta:non-whitespace-character-count="3144"/>
  </office:meta>
</office:document-meta>
</file>